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167.75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11" table:default-cell-style-name="ce2"/>
        <table:table-row table:style-name="ro1">
          <table:table-cell table:style-name="ce1" office:value-type="string" calcext:value-type="string">
            <text:p>IER</text:p>
          </table:table-cell>
          <table:table-cell table:style-name="ce3" office:value-type="string" calcext:value-type="string">
            <text:p>cuenta</text:p>
          </table:table-cell>
          <table:table-cell table:style-name="ce3" office:value-type="string" calcext:value-type="string">
            <text:p>password/clave</text:p>
          </table:table-cell>
          <table:table-cell table:style-name="ce5" office:value-type="string" calcext:value-type="string">
            <text:p>provincia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localidad</text:p>
          </table:table-cell>
          <table:table-cell table:style-name="ce5" office:value-type="string" calcext:value-type="string">
            <text:p>operadores</text:p>
          </table:table-cell>
          <table:table-cell table:style-name="ce5" office:value-type="string" calcext:value-type="string">
            <text:p>brigad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ombre</text:p>
          </table:table-cell>
          <table:table-cell table:style-name="ce8" office:value-type="string" calcext:value-type="string">
            <text:p>cedula</text:p>
          </table:table-cell>
          <table:table-cell table:style-name="ce5" office:value-type="string" calcext:value-type="string">
            <text:p>celular</text:p>
          </table:table-cell>
        </table:table-row>
        <table:table-row table:style-name="ro2">
          <table:table-cell office:value-type="float" office:value="7956" calcext:value-type="float">
            <text:p>7956</text:p>
          </table:table-cell>
          <table:table-cell office:value-type="string" calcext:value-type="string">
            <text:p>maritza.apaza</text:p>
          </table:table-cell>
          <table:table-cell office:value-type="float" office:value="5066488" calcext:value-type="float">
            <text:p>5066488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SORACACHI</text:p>
          </table:table-cell>
          <table:table-cell office:value-type="string" calcext:value-type="string">
            <text:p>SORACACHI </text:p>
          </table:table-cell>
          <table:table-cell office:value-type="string" calcext:value-type="string">
            <text:p>Fijo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APAZA MAMANI MARITZA NELLY</text:p>
          </table:table-cell>
          <table:table-cell office:value-type="float" office:value="5066488" calcext:value-type="float">
            <text:p>5066488</text:p>
          </table:table-cell>
          <table:table-cell office:value-type="float" office:value="74116721" calcext:value-type="float">
            <text:p>74116721</text:p>
          </table:table-cell>
        </table:table-row>
        <table:table-row table:style-name="ro2">
          <table:table-cell office:value-type="float" office:value="7952" calcext:value-type="float">
            <text:p>7952</text:p>
          </table:table-cell>
          <table:table-cell office:value-type="string" calcext:value-type="string">
            <text:p>miriam.marze</text:p>
          </table:table-cell>
          <table:table-cell office:value-type="float" office:value="7279590" calcext:value-type="float">
            <text:p>7279590</text:p>
          </table:table-cell>
          <table:table-cell office:value-type="string" calcext:value-type="string">
            <text:p>CERCADO</text:p>
          </table:table-cell>
          <table:table-cell table:number-columns-repeated="2" office:value-type="string" calcext:value-type="string">
            <text:p>CARACOLLO</text:p>
          </table:table-cell>
          <table:table-cell office:value-type="string" calcext:value-type="string">
            <text:p>Fij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ARZE VILLCA MIRIAM</text:p>
          </table:table-cell>
          <table:table-cell office:value-type="float" office:value="7279590" calcext:value-type="float">
            <text:p>7279590</text:p>
          </table:table-cell>
          <table:table-cell office:value-type="float" office:value="69584864" calcext:value-type="float">
            <text:p>69584864</text:p>
          </table:table-cell>
        </table:table-row>
        <table:table-row table:style-name="ro2">
          <table:table-cell office:value-type="float" office:value="7540" calcext:value-type="float">
            <text:p>7540</text:p>
          </table:table-cell>
          <table:table-cell office:value-type="string" calcext:value-type="string">
            <text:p>michelle.funes</text:p>
          </table:table-cell>
          <table:table-cell office:value-type="float" office:value="7423858" calcext:value-type="float">
            <text:p>7423858</text:p>
          </table:table-cell>
          <table:table-cell office:value-type="string" calcext:value-type="string">
            <text:p>CERCADO</text:p>
          </table:table-cell>
          <table:table-cell table:number-columns-repeated="2" office:value-type="string" calcext:value-type="string">
            <text:p>CARACOLLO</text:p>
          </table:table-cell>
          <table:table-cell office:value-type="string" calcext:value-type="string">
            <text:p>Fijo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FUNES ROCHA MICHELLE KIMBERLY</text:p>
          </table:table-cell>
          <table:table-cell office:value-type="float" office:value="7423858" calcext:value-type="float">
            <text:p>7423858</text:p>
          </table:table-cell>
          <table:table-cell office:value-type="float" office:value="60427378" calcext:value-type="float">
            <text:p>60427378</text:p>
          </table:table-cell>
        </table:table-row>
        <table:table-row table:style-name="ro2">
          <table:table-cell office:value-type="float" office:value="7537" calcext:value-type="float">
            <text:p>7537</text:p>
          </table:table-cell>
          <table:table-cell office:value-type="string" calcext:value-type="string">
            <text:p>esther.lafuente</text:p>
          </table:table-cell>
          <table:table-cell office:value-type="float" office:value="5724210" calcext:value-type="float">
            <text:p>5724210</text:p>
          </table:table-cell>
          <table:table-cell office:value-type="string" calcext:value-type="string">
            <text:p>CERCADO</text:p>
          </table:table-cell>
          <table:table-cell table:number-columns-repeated="2" office:value-type="string" calcext:value-type="string">
            <text:p>CARACOLLO</text:p>
          </table:table-cell>
          <table:table-cell office:value-type="string" calcext:value-type="string">
            <text:p>Fij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LAFUENTE MORALES ESTHER GIOVANA</text:p>
          </table:table-cell>
          <table:table-cell office:value-type="float" office:value="5724210" calcext:value-type="float">
            <text:p>5724210</text:p>
          </table:table-cell>
          <table:table-cell office:value-type="float" office:value="71106298" calcext:value-type="float">
            <text:p>71106298</text:p>
          </table:table-cell>
        </table:table-row>
        <table:table-row table:style-name="ro2">
          <table:table-cell office:value-type="float" office:value="7530" calcext:value-type="float">
            <text:p>7530</text:p>
          </table:table-cell>
          <table:table-cell office:value-type="string" calcext:value-type="string">
            <text:p>henry.veliz</text:p>
          </table:table-cell>
          <table:table-cell office:value-type="float" office:value="7325923" calcext:value-type="float">
            <text:p>7325923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CARACOLLO</text:p>
          </table:table-cell>
          <table:table-cell table:style-name="ce2" office:value-type="string" calcext:value-type="string">
            <text:p>Ventilla Pongo</text:p>
          </table:table-cell>
          <table:table-cell office:value-type="string" calcext:value-type="string">
            <text:p>Móvil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VELIZ ZUNA HENRY</text:p>
          </table:table-cell>
          <table:table-cell office:value-type="float" office:value="7325923" calcext:value-type="float">
            <text:p>7325923</text:p>
          </table:table-cell>
          <table:table-cell office:value-type="float" office:value="77156635" calcext:value-type="float">
            <text:p>77156635</text:p>
          </table:table-cell>
        </table:table-row>
        <table:table-row table:style-name="ro2">
          <table:table-cell office:value-type="float" office:value="7529" calcext:value-type="float">
            <text:p>7529</text:p>
          </table:table-cell>
          <table:table-cell office:value-type="string" calcext:value-type="string">
            <text:p>doris.ayala</text:p>
          </table:table-cell>
          <table:table-cell office:value-type="float" office:value="4051904" calcext:value-type="float">
            <text:p>4051904</text:p>
          </table:table-cell>
          <table:table-cell table:style-name="ce7" office:value-type="string" calcext:value-type="string">
            <text:p>CERCADO</text:p>
          </table:table-cell>
          <table:table-cell office:value-type="string" calcext:value-type="string">
            <text:p>CARACOLLO</text:p>
          </table:table-cell>
          <table:table-cell table:style-name="ce2" office:value-type="string" calcext:value-type="string">
            <text:p>Central Huntuta</text:p>
          </table:table-cell>
          <table:table-cell office:value-type="string" calcext:value-type="string">
            <text:p>Móvil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AYALA ALCON DORIS</text:p>
          </table:table-cell>
          <table:table-cell office:value-type="float" office:value="4051904" calcext:value-type="float">
            <text:p>4051904</text:p>
          </table:table-cell>
          <table:table-cell office:value-type="float" office:value="74125733" calcext:value-type="float">
            <text:p>74125733</text:p>
          </table:table-cell>
        </table:table-row>
        <table:table-row table:style-name="ro3">
          <table:table-cell office:value-type="float" office:value="7966" calcext:value-type="float">
            <text:p>7966</text:p>
          </table:table-cell>
          <table:table-cell office:value-type="string" calcext:value-type="string">
            <text:p>marlene.fauca</text:p>
          </table:table-cell>
          <table:table-cell office:value-type="float" office:value="12429198" calcext:value-type="float">
            <text:p>12429198</text:p>
          </table:table-cell>
          <table:table-cell office:value-type="string" calcext:value-type="string">
            <text:p>TOMAS BARRON</text:p>
          </table:table-cell>
          <table:table-cell office:value-type="string" calcext:value-type="string">
            <text:p>EUCALIPTUS</text:p>
          </table:table-cell>
          <table:table-cell office:value-type="string" calcext:value-type="string">
            <text:p>Eucaliptus</text:p>
          </table:table-cell>
          <table:table-cell office:value-type="string" calcext:value-type="string">
            <text:p>Fijo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FAUCA RAMIREZ MARLENE</text:p>
          </table:table-cell>
          <table:table-cell table:style-name="ce2" office:value-type="float" office:value="12429198" calcext:value-type="float">
            <text:p>12429198</text:p>
          </table:table-cell>
          <table:table-cell office:value-type="float" office:value="68300988" calcext:value-type="float">
            <text:p>68300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45:27.456993829</meta:creation-date>
    <dc:date>2020-01-17T19:48:37.905032741</dc:date>
    <meta:editing-duration>PT3M10S</meta:editing-duration>
    <meta:editing-cycles>2</meta:editing-cycles>
    <meta:generator>LibreOffice/6.0.7.3$Linux_X86_64 LibreOffice_project/00m0$Build-3</meta:generator>
    <meta:document-statistic meta:table-count="1" meta:cell-count="96" meta:object-count="0"/>
  </office:meta>
</office:document-meta>
</file>